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-color="#e8e8e8" draw:textarea-horizontal-align="justify" draw:textarea-vertical-align="top" draw:auto-grow-height="false" fo:min-height="10.826cm" fo:min-width="29.98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9.421cm" fo:min-width="10.791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29cm" fo:min-width="9.962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63cm" fo:min-width="9.962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top" draw:auto-grow-height="false" fo:min-height="9.421cm" fo:min-width="17.561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258cm" fo:min-width="5.596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258cm" fo:min-width="10.449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628cm" fo:min-width="16.861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195cm" fo:min-width="3.653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629cm" fo:min-width="16.861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63cm" fo:min-width="16.861cm"/>
      <style:paragraph-properties style:writing-mode="lr-tb"/>
    </style:style>
    <style:style style:name="gr12" style:family="graphic" style:parent-style-name="standard">
      <style:graphic-properties draw:stroke="none" draw:fill="none" fo:min-height="4.137cm"/>
      <style:paragraph-properties style:writing-mode="lr-tb"/>
    </style:style>
    <style:style style:name="gr13" style:family="graphic" style:parent-style-name="standard">
      <style:graphic-properties draw:stroke="none" draw:fill="none" fo:min-height="4.138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258cm" fo:min-width="3.818cm"/>
      <style:paragraph-properties style:writing-mode="lr-tb"/>
    </style:style>
    <style:style style:name="gr15" style:family="graphic" style:parent-style-name="standard">
      <style:graphic-properties draw:stroke="none" draw:fill="none" fo:min-height="1.546cm"/>
      <style:paragraph-properties style:writing-mode="lr-tb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-color="#e8e8e8"/>
      <style:paragraph-properties fo:text-align="center" style:writing-mode="lr-tb"/>
      <style:text-properties fo:font-size="18pt"/>
    </style:style>
    <style:style style:name="P3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5" style:family="paragraph"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0.48cm" svg:height="11.076cm" svg:x="0cm" svg:y="0.27cm">
          <text:p text:style-name="P1">Access laye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1.291cm" svg:height="9.671cm" svg:x="0.508cm" svg:y="1.286cm">
          <text:p text:style-name="P3"><text:span text:style-name="T1">Dedicated short range </text:span></text:p>
          <text:p text:style-name="P3"><text:span text:style-name="T1">communication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0.462cm" svg:height="0.879cm" svg:x="0.96cm" svg:y="9.855cm">
          <text:p text:style-name="P5"><text:span text:style-name="T2">Physical layer (PHY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0.462cm" svg:height="0.88cm" svg:x="0.96cm" svg:y="8.817cm">
          <text:p text:style-name="P5"><text:span text:style-name="T2">Medium Access Control layer (MAC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8.061cm" svg:height="9.671cm" svg:x="12.103cm" svg:y="1.286cm">
          <text:p text:style-name="P3"><text:span text:style-name="T1">Cellular vehicle-to-anything </text:span></text:p>
          <text:p text:style-name="P3"><text:span text:style-name="T1">communication 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096cm" svg:height="1.508cm" svg:x="12.384cm" svg:y="5.998cm">
          <text:p text:style-name="P5"><text:span text:style-name="T2">Radio Resource </text:span></text:p>
          <text:p text:style-name="P5"><text:span text:style-name="T2">Control (RRC)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0.949cm" svg:height="1.508cm" svg:x="18.796cm" svg:y="5.998cm">
          <text:p text:style-name="P5"><text:span text:style-name="T2">Packet Data </text:span><text:span text:style-name="T2">Convergence </text:span></text:p>
          <text:p text:style-name="P5"><text:span text:style-name="T2">Protocol (PDCP)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7.361cm" svg:height="0.878cm" svg:x="12.384cm" svg:y="7.683cm">
          <text:p text:style-name="P5"><text:span text:style-name="T2">Radio Link Control layer (RLC)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153cm" svg:height="1.445cm" svg:x="25.592cm" svg:y="4.28cm">
          <text:p text:style-name="P5"><text:span text:style-name="T2">Service Data </text:span></text:p>
          <text:p text:style-name="P5"><text:span text:style-name="T2">Adaption (SDA) 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7.361cm" svg:height="0.879cm" svg:x="12.384cm" svg:y="9.855cm">
          <text:p text:style-name="P5"><text:span text:style-name="T2">Physical layer (PHY)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7.361cm" svg:height="0.88cm" svg:x="12.384cm" svg:y="8.817cm">
          <text:p text:style-name="P5"><text:span text:style-name="T2">Medium Access Control layer (MAC)</text:span>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7.62cm" svg:height="4.387cm" svg:x="12.984cm" svg:y="4.901cm">
          <draw:text-box>
            <text:p><text:span text:style-name="T3">3GPP <text:s/>TR 23.785 v14</text:span></text:p>
          </draw:text-box>
        </draw:frame>
        <draw:frame draw:style-name="gr13" draw:text-style-name="P7" draw:layer="layout" svg:width="8.21cm" svg:height="4.388cm" svg:x="21.984cm" svg:y="3.282cm">
          <draw:text-box>
            <text:p><text:span text:style-name="T3">3GPP TS 23.287 v17</text:span></text:p>
          </draw:text-box>
        </draw:frame>
        <draw:custom-shape draw:style-name="gr14" draw:text-style-name="P6" draw:layer="layout" svg:width="4.318cm" svg:height="1.508cm" svg:x="21.12cm" svg:y="4.254cm">
          <text:p text:style-name="P5"><text:span text:style-name="T2">Radio Resource </text:span></text:p>
          <text:p text:style-name="P5"><text:span text:style-name="T2">Control (RRC)</text:span></text:p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9.158cm" svg:height="1.796cm" svg:x="1.778cm" svg:y="7.793cm">
          <draw:text-box>
            <text:p><text:span text:style-name="T4">IEEE 802.11p and </text:span><text:span text:style-name="T3">802.11bd 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0.48cm" fo:page-height="11.4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3.373cm" svg:x="1cm" svg:y="4.586cm"/>
      <draw:page-thumbnail draw:layer="backgroundobjects" svg:width="8.999cm" svg:height="3.373cm" svg:x="1cm" svg:y="13.162cm"/>
      <draw:page-thumbnail draw:layer="backgroundobjects" svg:width="8.999cm" svg:height="3.373cm" svg:x="1cm" svg:y="21.738cm"/>
      <draw:page-thumbnail draw:layer="backgroundobjects" svg:width="8.999cm" svg:height="3.373cm" svg:x="11cm" svg:y="4.586cm"/>
      <draw:page-thumbnail draw:layer="backgroundobjects" svg:width="8.999cm" svg:height="3.373cm" svg:x="11cm" svg:y="13.162cm"/>
      <draw:page-thumbnail draw:layer="backgroundobjects" svg:width="8.999cm" svg:height="3.373cm" svg:x="11cm" svg:y="21.738cm"/>
    </style:handout-master>
    <style:master-page style:name="Default" style:page-layout-name="PM1" draw:style-name="Mdp1">
      <draw:frame presentation:style-name="Default-title" draw:layer="backgroundobjects" svg:width="35.575cm" svg:height="2.629cm" svg:x="1.976cm" svg:y="0.628cm" presentation:class="title" presentation:placeholder="true">
        <draw:text-box/>
      </draw:frame>
      <draw:frame presentation:style-name="Default-outline1" draw:layer="backgroundobjects" svg:width="35.575cm" svg:height="9.134cm" svg:x="1.976cm" svg:y="3.685cm" presentation:class="outline" presentation:placeholder="true">
        <draw:text-box/>
      </draw:frame>
      <draw:frame presentation:style-name="Mpr1" draw:text-style-name="MP2" draw:layer="backgroundobjects" svg:width="9.209cm" svg:height="1.085cm" svg:x="1.976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529cm" svg:height="1.085cm" svg:x="13.519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209cm" svg:height="1.085cm" svg:x="28.342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4T16:17:56.209422748</meta:creation-date>
    <dc:date>2024-03-07T13:42:48.668935040</dc:date>
    <meta:editing-duration>PT12M34S</meta:editing-duration>
    <meta:editing-cycles>5</meta:editing-cycles>
    <meta:generator>LibreOffice/6.4.7.2$Linux_X86_64 LibreOffice_project/40$Build-2</meta:generator>
    <meta:document-statistic meta:object-count="38"/>
  </office:meta>
</office:document-meta>
</file>